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tar.expandResource( Resource srcR , File di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Untar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tarCompressionMethod.decompress( final String name , final InputStream istrea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Untar.expandFile( FileUtils fileUtils , File srcF , File di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UntarCompressionMethod.UntarCompressio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tar.expandStream( String name , InputStream stream , File di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UntarCompressionMethod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tar.setCompression( UntarCompression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